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-0.191cm" fo:margin-top="0cm" fo:margin-bottom="0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15.984cm" fo:margin-left="-0.191cm" fo:margin-top="0cm" fo:margin-bottom="0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5.325cm"/>
    </style:style>
    <style:style style:name="Tableau2.C" style:family="table-column">
      <style:table-column-properties style:column-width="5.33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Text_20_body">
      <style:paragraph-properties fo:margin-top="0.15cm" fo:margin-bottom="0cm" fo:line-height="100%"/>
    </style:style>
    <style:style style:name="P2" style:family="paragraph" style:parent-style-name="Text_20_body">
      <style:paragraph-properties fo:margin-top="0.15cm" fo:margin-bottom="0cm" fo:line-height="100%"/>
      <style:text-properties fo:language="en" fo:country="GB"/>
    </style:style>
    <style:style style:name="P3" style:family="paragraph" style:parent-style-name="Text_20_body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Symbol"/>
    </style:style>
    <style:style style:name="T3" style:family="text">
      <style:text-properties style:font-name="Symbol" fo:language="en" fo:country="GB"/>
    </style:style>
    <style:style style:name="T4" style:family="text">
      <style:text-properties fo:language="en" fo:country="GB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Copyeditor : Mathilde Nicolas. </text:p>
      <text:p text:style-name="Text_20_body">Creator: Varlet Charles, sieur de La Grange (1635-1692).</text:p>
      <text:p text:style-name="Text_20_body">Title: Registre de La Grange (1658-1685) : précédé d'une notice biographique / publié par les soins de la Comédie-Française...[par Edouard Thierry]</text:p>
      <text:p text:style-name="Text_20_body">Date: 1664 ou postérieur. </text:p>
      <text:p text:style-name="Text_20_body">Bibl: Varlet Charles, sieur de La Grange, <text:span text:style-name="T1">Registre de La Grange (1658-1685) : précédé d'une notice biographique / publié par les soins de la Comédie-Française...[par Edouard Thierry]</text:span>, Paris, J. Claye ? , 1664 ou postérieur.</text:p>
      <text:p text:style-name="Text_20_body"/>
      <text:p text:style-name="Text_20_body"><text:span text:style-name="_3c_pb_3e_">66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text:span text:style-name="_3c_date_3e_">Dimanche 15 Juin</text:span>. <text:span text:style-name="T3"></text:span> Fascheux et le Cocu.</text:p>
          </table:table-cell>
          <table:table-cell table:style-name="Tableau1.A1" office:value-type="string">
            <text:p text:style-name="P1"><text:span text:style-name="T4">226lt</text:span></text:p>
            <text:p text:style-name="P1"/>
          </table:table-cell>
          <table:table-cell table:style-name="Tableau1.A1" office:value-type="string">
            <text:p text:style-name="P1"><text:span text:style-name="T4">Part. 10lt</text:span>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Mardy 17</text:span><text:span text:style-name="T4">. </text:span><text:span text:style-name="T3"></text:span><text:span text:style-name="T4"> L’Heritier Ridiculle.</text:span></text:p>
          </table:table-cell>
          <table:table-cell table:style-name="Tableau1.A1" office:value-type="string">
            <text:p text:style-name="P1"><text:span text:style-name="T4">106lt</text:span></text:p>
            <text:p text:style-name="P1"/>
          </table:table-cell>
          <table:table-cell table:style-name="Tableau1.A1" office:value-type="string">
            <text:p text:style-name="P1"><text:span text:style-name="T4">Part. Neant.</text:span>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Vendredy 20me Juin</text:span>. <text:span text:style-name="T2"></text:span> Premiere Representation de la THEBAIDE.</text:p>
            <text:p text:style-name="P1"><text:span text:style-name="T5">Piece Nolle de </text:span><text:span text:style-name="_3c_persName_3e_"><text:span text:style-name="T5">Mr Racine</text:span></text:span><text:span text:style-name="T5">.</text:span></text:p>
          </table:table-cell>
          <table:table-cell table:style-name="Tableau1.A1" office:value-type="string">
            <text:p text:style-name="P1">Receu. 370lt 10s</text:p>
            <text:p text:style-name="P1"/>
          </table:table-cell>
          <table:table-cell table:style-name="Tableau1.A1" office:value-type="string">
            <text:p text:style-name="P1">Part. Retiré 2 pars pr <text:span text:style-name="_3c_persName_3e_">l’Autheur</text:span>. <text:span text:style-name="T4">18 lt 5s</text:span>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Dimanche 22me</text:span>. <text:span text:style-name="T3"></text:span> A la Thebaïde.</text:p>
          </table:table-cell>
          <table:table-cell table:style-name="Tableau1.A1" office:value-type="string">
            <text:p text:style-name="P1"><text:span text:style-name="T4">281lt</text:span></text:p>
            <text:p text:style-name="P1"/>
          </table:table-cell>
          <table:table-cell table:style-name="Tableau1.A1" office:value-type="string">
            <text:p text:style-name="P1"><text:span text:style-name="T4">Part. 11lt 10s</text:span>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Mardy 24me</text:span><text:span text:style-name="T4">. </text:span><text:span text:style-name="T3"></text:span><text:span text:style-name="T4"> Idem.</text:span></text:p>
          </table:table-cell>
          <table:table-cell table:style-name="Tableau1.A1" office:value-type="string">
            <text:p text:style-name="P1"><text:span text:style-name="T4">290lt</text:span></text:p>
          </table:table-cell>
          <table:table-cell table:style-name="Tableau1.A1" office:value-type="string">
            <text:p text:style-name="P1"><text:span text:style-name="T4">Part. 12lt 10s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Vendredy 27me</text:span><text:span text:style-name="T4">. </text:span><text:span text:style-name="T3"></text:span><text:span text:style-name="T4"> Idem.</text:span></text:p>
          </table:table-cell>
          <table:table-cell table:style-name="Tableau1.A1" office:value-type="string">
            <text:p text:style-name="P1"><text:span text:style-name="T4">290lt</text:span></text:p>
          </table:table-cell>
          <table:table-cell table:style-name="Tableau1.A1" office:value-type="string">
            <text:p text:style-name="P1"><text:span text:style-name="T4">Part. 3lt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Dimanche 29me</text:span><text:span text:style-name="T4">. </text:span><text:span text:style-name="T3"></text:span><text:span text:style-name="T4"> Idem &amp; Medecin Volant.</text:span></text:p>
          </table:table-cell>
          <table:table-cell table:style-name="Tableau1.A1" office:value-type="string">
            <text:p text:style-name="P1"><text:span text:style-name="T4">310lt</text:span></text:p>
            <text:p text:style-name="P1"/>
          </table:table-cell>
          <table:table-cell table:style-name="Tableau1.A1" office:value-type="string">
            <text:p text:style-name="P1"><text:span text:style-name="T4">Part. 12lt 10s</text:span>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Mardy</text:span>. Neant.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Vendredy 4me JUILLET</text:span>. <text:span text:style-name="T3"></text:span> <text:span text:style-name="T4">Idem. Med. Vol.</text:span></text:p>
          </table:table-cell>
          <table:table-cell table:style-name="Tableau1.A1" office:value-type="string">
            <text:p text:style-name="P1"><text:span text:style-name="T4">430lt</text:span></text:p>
            <text:p text:style-name="P1"/>
          </table:table-cell>
          <table:table-cell table:style-name="Tableau1.A1" office:value-type="string">
            <text:p text:style-name="P1"><text:span text:style-name="T4">Part. 20lt 5s</text:span>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Dimanche 6me</text:span><text:span text:style-name="T4">. </text:span><text:span text:style-name="T3"></text:span><text:span text:style-name="T4"> Idem.</text:span></text:p>
          </table:table-cell>
          <table:table-cell table:style-name="Tableau1.A1" office:value-type="string">
            <text:p text:style-name="P1"><text:span text:style-name="T4">222lt</text:span></text:p>
          </table:table-cell>
          <table:table-cell table:style-name="Tableau1.A1" office:value-type="string">
            <text:p text:style-name="P1"><text:span text:style-name="T4">Part. 8lt 10s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Mardy 8</text:span><text:span text:style-name="T4">. </text:span><text:span text:style-name="T3"></text:span><text:span text:style-name="T4"> Idem.</text:span></text:p>
          </table:table-cell>
          <table:table-cell table:style-name="Tableau1.A1" office:value-type="string">
            <text:p text:style-name="P1"><text:span text:style-name="T4">263lt</text:span></text:p>
          </table:table-cell>
          <table:table-cell table:style-name="Tableau1.A1" office:value-type="string">
            <text:p text:style-name="P1"><text:span text:style-name="T4">Part. 8lt 10s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Vendredy 11 Juillet</text:span>. <text:span text:style-name="T3"></text:span> Thebaïde &amp; vne danse.</text:p>
          </table:table-cell>
          <table:table-cell table:style-name="Tableau1.A1" office:value-type="string">
            <text:p text:style-name="P1">341lt</text:p>
            <text:p text:style-name="P2"/>
          </table:table-cell>
          <table:table-cell table:style-name="Tableau1.A1" office:value-type="string">
            <text:p text:style-name="P1">Part. 16lt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Dimanche 13 Juillet</text:span>. <text:span text:style-name="T3"></text:span> Idem &amp; Gorgibus dans le Sac.</text:p>
          </table:table-cell>
          <table:table-cell table:style-name="Tableau1.A1" office:value-type="string">
            <text:p text:style-name="P1"><text:span text:style-name="T4">323lt</text:span></text:p>
            <text:p text:style-name="P1"/>
          </table:table-cell>
          <table:table-cell table:style-name="Tableau1.A1" office:value-type="string">
            <text:p text:style-name="P1"><text:span text:style-name="T4">Part. 14lt 15s</text:span>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Mardy 15me</text:span>. <text:span text:style-name="T3"></text:span> Idem et Idem.</text:p>
          </table:table-cell>
          <table:table-cell table:style-name="Tableau1.A1" office:value-type="string">
            <text:p text:style-name="P1"><text:span text:style-name="T4">150lt</text:span></text:p>
            <text:p text:style-name="P2"/>
          </table:table-cell>
          <table:table-cell table:style-name="Tableau1.A1" office:value-type="string">
            <text:p text:style-name="P1"><text:span text:style-name="T4">Part. 5lt 7s</text:span>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><text:span text:style-name="_3c_date_3e_">Vendredy 18me</text:span>. <text:span text:style-name="T3"></text:span> Thebaïde et vne Danse</text:p>
          </table:table-cell>
          <table:table-cell table:style-name="Tableau1.A1" office:value-type="string">
            <text:p text:style-name="P1"><text:span text:style-name="T4">158lt</text:span></text:p>
            <text:p text:style-name="P2"/>
          </table:table-cell>
          <table:table-cell table:style-name="Tableau1.A1" office:value-type="string">
            <text:p text:style-name="P1"><text:span text:style-name="T4">Part. 3lt 10s</text:span></text:p>
            <text:p text:style-name="P2"/>
          </table:table-cell>
        </table:table-row>
        <text:soft-page-break/>
        <table:table-row table:style-name="Tableau1.1">
          <table:table-cell table:style-name="Tableau1.A1" office:value-type="string">
            <text:p text:style-name="P1"><text:span text:style-name="_3c_persName_3e_">La Troupe</text:span> est partie le <text:span text:style-name="_3c_date_3e_">Lundy 21 Juillet</text:span> pour <text:span text:style-name="_3c_placeName_3e_">Fontainebleau</text:span>. On a joué 4 fois la Princesse d’Elide deuant <text:span text:style-name="_3c_persName_3e_">Monsieur le Legat</text:span> et vne fois la Thebaïde.</text:p>
          </table:table-cell>
          <table:table-cell table:style-name="Tableau1.A1" office:value-type="string">
            <text:p text:style-name="P1">Receu par ordre du <text:span text:style-name="_3c_persName_3e_">Roy</text:span>. 3000lt</text:p>
            <text:p text:style-name="P1"/>
          </table:table-cell>
          <table:table-cell table:style-name="Tableau1.A1" office:value-type="string">
            <text:p text:style-name="P1">Partagé &amp; faict 2 partz d’<text:span text:style-name="_3c_persName_3e_">autheurs</text:span> en seize et en quartorze pars, 193lt.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_3c_persName_3e_">La Troupe</text:span> est reuenue le <text:span text:style-name="_3c_date_3e_">Mercredy 13 Aoust</text:span>.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Text_20_body"><text:tab/><text:tab/></text:p>
      <text:p text:style-name="Text_20_body"><text:span text:style-name="_3c_pb_3e_">67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<text:span text:style-name="_3c_date_3e_">Dimanche 24me AOUST</text:span>. <text:span text:style-name="T3"></text:span> Thebaïde &amp; le Cocu.</text:p>
          </table:table-cell>
          <table:table-cell table:style-name="Tableau2.A1" office:value-type="string">
            <text:p text:style-name="P1"><text:span text:style-name="T4">373lt</text:span></text:p>
            <text:p text:style-name="P2"/>
          </table:table-cell>
          <table:table-cell table:style-name="Tableau2.A1" office:value-type="string">
            <text:p text:style-name="P1"><text:span text:style-name="T4">Part. 16lt 10s</text:span>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Lundy 25me</text:span>. <text:span text:style-name="T3"></text:span> Vne Visite chez <text:span text:style-name="_3c_persName_3e_">Mr Moran</text:span>, Me des Reqtes, pour le mariage de <text:span text:style-name="_3c_persName_3e_">Mr de Guiry</text:span>. <office:annotation office:name="__Annotation__261_1353875497"><dc:creator>Windows User</dc:creator><dc:date>2020-03-20T14:33:00.15</dc:date><textooo:sender-initials>WU</textooo:sender-initials><text:p>A mettre dans les sommes ?</text:p></office:annotation>Receau 25 louis d’or, cy.<office:annotation-end office:name="__Annotation__261_1353875497"/> <text:span text:style-name="T2"></text:span> Thebaïde et le Cocu.</text:p>
          </table:table-cell>
          <table:table-cell table:style-name="Tableau2.A1" office:value-type="string">
            <text:p text:style-name="P1">275lt</text:p>
            <text:p text:style-name="P2"/>
          </table:table-cell>
          <table:table-cell table:style-name="Tableau2.A1" office:value-type="string">
            <text:p text:style-name="P1">Part. 16lt 10s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Mardy 26 Aoust</text:span><text:span text:style-name="T4">. </text:span><text:span text:style-name="T3"></text:span><text:span text:style-name="T4"> Thebaïde &amp; le Cocu.</text:span></text:p>
          </table:table-cell>
          <table:table-cell table:style-name="Tableau2.A1" office:value-type="string">
            <text:p text:style-name="P1"><text:span text:style-name="T4">170lt</text:span></text:p>
            <text:p text:style-name="P2"/>
          </table:table-cell>
          <table:table-cell table:style-name="Tableau2.A1" office:value-type="string">
            <text:p text:style-name="P1"><text:span text:style-name="T4">Part. 6lt 5s</text:span>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Vendredy 29me</text:span><text:span text:style-name="T4">. </text:span><text:span text:style-name="T3"></text:span><text:span text:style-name="T4"> L’Estourdy.</text:span></text:p>
          </table:table-cell>
          <table:table-cell table:style-name="Tableau2.A1" office:value-type="string">
            <text:p text:style-name="P1"><text:span text:style-name="T4">146lt</text:span></text:p>
            <text:p text:style-name="P2"/>
          </table:table-cell>
          <table:table-cell table:style-name="Tableau2.A1" office:value-type="string">
            <text:p text:style-name="P1"><text:span text:style-name="T4">Part. 3lt</text:span>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Dimanche 31</text:span><text:span text:style-name="T4">. </text:span><text:span text:style-name="T3"></text:span><text:span text:style-name="T4"> Idem.</text:span></text:p>
          </table:table-cell>
          <table:table-cell table:style-name="Tableau2.A1" office:value-type="string">
            <text:p text:style-name="P1"><text:span text:style-name="T4">296lt</text:span></text:p>
          </table:table-cell>
          <table:table-cell table:style-name="Tableau2.A1" office:value-type="string">
            <text:p text:style-name="P1"><text:span text:style-name="T4">Part. 12lt 10s</text:span></text:p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Mardy 2me SEPTEMBRE</text:span>. <text:span text:style-name="T3"></text:span> A Sertorius et Gros René jaloux, VN FOUR.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Vendredy 5 Septemb</text:span>. <text:span text:style-name="T3"></text:span> Sertorius et Gros René.</text:p>
          </table:table-cell>
          <table:table-cell table:style-name="Tableau2.A1" office:value-type="string">
            <text:p text:style-name="P1"><text:span text:style-name="T4">112lt</text:span></text:p>
            <text:p text:style-name="P1"/>
          </table:table-cell>
          <table:table-cell table:style-name="Tableau2.A1" office:value-type="string">
            <text:p text:style-name="P1"><text:span text:style-name="T4">Part. Neant</text:span></text:p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Dimanche 7</text:span><text:span text:style-name="T4">. </text:span><text:span text:style-name="T3"></text:span><text:span text:style-name="T4"> Idem.</text:span></text:p>
          </table:table-cell>
          <table:table-cell table:style-name="Tableau2.A1" office:value-type="string">
            <text:p text:style-name="P1"><text:span text:style-name="T4">245lt</text:span></text:p>
          </table:table-cell>
          <table:table-cell table:style-name="Tableau2.A1" office:value-type="string">
            <text:p text:style-name="P1"><text:span text:style-name="T4">Part. 11lt</text:span></text:p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Mardy 9me Sept</text:span><text:span text:style-name="T4">. </text:span><text:span text:style-name="T3"></text:span><text:span text:style-name="T4"> L’Heritier ridicule.</text:span></text:p>
          </table:table-cell>
          <table:table-cell table:style-name="Tableau2.A1" office:value-type="string">
            <text:p text:style-name="P1"><text:span text:style-name="T4">128lt</text:span></text:p>
            <text:p text:style-name="P2"/>
          </table:table-cell>
          <table:table-cell table:style-name="Tableau2.A1" office:value-type="string">
            <text:p text:style-name="P1"><text:span text:style-name="T4">Part. 3lt 15s</text:span>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Vendredy 12 Sept</text:span>. <text:span text:style-name="T3"></text:span> L’Escol. De Mar. Seule.</text:p>
          </table:table-cell>
          <table:table-cell table:style-name="Tableau2.A1" office:value-type="string">
            <text:p text:style-name="P1">177lt</text:p>
            <text:p text:style-name="P2"/>
          </table:table-cell>
          <table:table-cell table:style-name="Tableau2.A1" office:value-type="string">
            <text:p text:style-name="P1">Part. 7lt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Dimanche 14me</text:span><text:span text:style-name="T4">. </text:span><text:span text:style-name="T3"></text:span><text:span text:style-name="T4"> Idem.</text:span></text:p>
          </table:table-cell>
          <table:table-cell table:style-name="Tableau2.A1" office:value-type="string">
            <text:p text:style-name="P1"><text:span text:style-name="T4">170lt</text:span></text:p>
          </table:table-cell>
          <table:table-cell table:style-name="Tableau2.A1" office:value-type="string">
            <text:p text:style-name="P1"><text:span text:style-name="T4">Part. 6lt</text:span></text:p>
          </table:table-cell>
        </table:table-row>
        <table:table-row table:style-name="Tableau2.1">
          <table:table-cell table:style-name="Tableau2.A1" office:value-type="string">
            <text:p text:style-name="P1"><text:span text:style-name="_3c_persName_3e_">La Troupe</text:span> est partie pour <text:span text:style-name="_3c_placeName_3e_">Villecoterets</text:span> le <text:span text:style-name="_3c_date_3e_">Samedy vingtme Septembre</text:span> et est reuenue le <text:span text:style-name="_3c_date_3e_">27me dudt mois</text:span>; a esté pendant huit jours au voyage. Par ordre de <text:span text:style-name="_3c_persName_3e_">MONSIEUR</text:span>. On y a joué Sertorius et le Cocu I. <text:span text:style-name="T2"></text:span> <text:soft-page-break/>L’Escolle des Maris et l’Impromptu. <text:span text:style-name="T2"></text:span> La Thebaïde. <text:span text:style-name="T2"></text:span> Les Fascheux. <text:span text:style-name="T2"></text:span> Et les trois premiers actes du Tartuffe. <text:span text:style-name="_3c_persName_3e_">La Troupe</text:span> a esté nourie.</text:p>
          </table:table-cell>
          <table:table-cell table:style-name="Tableau2.A1" office:value-type="string">
            <text:p text:style-name="P1">Receu. 2000lt</text:p>
            <text:p text:style-name="P2"/>
          </table:table-cell>
          <table:table-cell table:style-name="Tableau2.A1" office:value-type="string">
            <text:p text:style-name="P1">Part. 138lt 7s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1"><text:span text:style-name="_3c_date_3e_">Dimanche 28 Sept</text:span>. <text:span text:style-name="T3"></text:span> Escol. des Mar. <text:span text:style-name="T4">&amp; Fascheux</text:span></text:p>
          </table:table-cell>
          <table:table-cell table:style-name="Tableau2.A1" office:value-type="string">
            <text:p text:style-name="P1"><text:span text:style-name="T4">250lt</text:span></text:p>
            <text:p text:style-name="P1"/>
          </table:table-cell>
          <table:table-cell table:style-name="Tableau2.A1" office:value-type="string">
            <text:p text:style-name="P1"><text:span text:style-name="T4">Part. 5lt 10s</text:span></text:p>
            <text:p text:style-name="P1"/>
          </table:table-cell>
        </table:table-row>
      </table:table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/>
    </style:style>
    <style:style style:name="_3c_byline_3e_" style:display-name="&lt;byline&gt;" style:family="paragraph" style:parent-style-name="Standard" style:default-outline-level="" style:list-style-name="">
      <style:paragraph-properties fo:text-align="end" style:justify-single-word="false"/>
    </style:style>
    <style:style style:name="_3c_l_3e_" style:display-name="&lt;l&gt;" style:family="paragraph" style:parent-style-name="Standard" style:default-outline-level="" style:list-style-name=""/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text-properties style:font-name="Times New Roman" fo:font-size="11pt" style:text-underline-style="solid" style:text-underline-width="auto" style:text-underline-color="font-color" style:font-size-asian="11pt"/>
    </style:style>
    <style:style style:name="annotation_20_text" style:display-name="annotation text" style:family="paragraph" style:parent-style-name="Standard" style:default-outline-level="" style:list-style-name="">
      <style:paragraph-properties fo:margin-top="0cm" fo:margin-bottom="0.282cm"/>
      <style:text-properties style:font-name="Calibri" fo:font-size="10pt" style:font-size-asian="10pt" style:language-asian="en" style:country-asian="US" style:font-name-complex="F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2</meta:editing-cycles>
    <meta:creation-date>2020-03-24T13:21:00</meta:creation-date>
    <dc:date>2020-03-24T13:24:00</dc:date>
    <meta:editing-duration>PT3S</meta:editing-duration>
    <meta:generator>OpenOffice/4.1.6$Win32 OpenOffice.org_project/416m1$Build-9790</meta:generator>
    <meta:document-statistic meta:table-count="2" meta:image-count="0" meta:object-count="0" meta:page-count="3" meta:paragraph-count="93" meta:word-count="494" meta:character-count="26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